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7" table:number-rows-spanned="1">
            <text:p>add view to add encryption and prepared backend for it, decrypt view 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 table:number-rows-repeated="10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50])" office:value-type="float" office:value="143" calcext:value-type="float">
            <text:p>143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52]-[.B51]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.00.0000</text:date>, <text:time style:data-style-name="N2" text:time-value="15:10:00.1847709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31T15:10:09.309599658</dc:date>
    <meta:editing-duration>PT23H18M50S</meta:editing-duration>
    <meta:editing-cycles>86</meta:editing-cycles>
    <meta:generator>LibreOffice/6.0.7.3$Linux_X86_64 LibreOffice_project/00m0$Build-3</meta:generator>
    <meta:document-statistic meta:table-count="1" meta:cell-count="114" meta:object-count="0"/>
  </office:meta>
</office:document-meta>
</file>